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text-align="justify" fo:line-height="100%" fo:margin-left="0.4916in">
        <style:tab-stops/>
      </style:paragraph-properties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P10" style:parent-style-name="Normal" style:family="paragraph">
      <style:paragraph-properties fo:text-align="justify" fo:line-height="100%">
        <style:tab-stops>
          <style:tab-stop style:type="left" style:position="1.0465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text-align="justify" fo:line-height="100%" fo:margin-left="0.4895in">
        <style:tab-stops/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13" style:parent-style-name="Normal" style:family="paragraph">
      <style:paragraph-properties fo:text-align="justify" fo:line-height="100%" fo:margin-left="0.4895in">
        <style:tab-stops/>
      </style:paragraph-properties>
      <style:text-properties fo:font-size="12pt" style:font-size-asian="12pt" style:font-size-complex="12pt"/>
    </style:style>
    <style:style style:name="P14" style:parent-style-name="Normal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15" style:parent-style-name="Normal" style:family="paragraph">
      <style:paragraph-properties fo:text-align="justify" fo:line-height="100%"/>
    </style:style>
    <style:style style:name="T1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Normal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RF1 – Compra de Produto</text:p>
      <text:p text:style-name="P2">Descrição:<text:s/></text:p>
      <text:p text:style-name="P3"><text:span text:style-name="T4">O funcionário deve primeiramente se logar ao sistema de<text:s/></text:span><text:span text:style-name="T5">PDV</text:span><text:span text:style-name="T6">. Com a tela de caixa aberta, deve inicialmente adicionar um vendedor e um cliente à<text:s/></text:span><text:span text:style-name="T7">venda. O funcionário inseri o código de barras de cada produto em um campo, junto com sua quantidade, e os produtos vão sendo adicionados a uma<text:s/></text:span><text:span text:style-name="T8">Grid.<text:s/></text:span><text:span text:style-name="T9">Após todos os produtos serem adicionados, deve-se chamar o modo de pagamento.</text:span></text:p>
      <text:p text:style-name="P10">Entrada:<text:tab/></text:p>
      <text:p text:style-name="P11">Código de barras do produto, quantidade, nome do vendedor, nome do cliente, tipo de pagamento, troco.</text:p>
      <text:p text:style-name="P12">Processamento:</text:p>
      <text:p text:style-name="P13">Toda venda deve ter um vendedor adicionado.</text:p>
      <text:p text:style-name="P14">Saída:</text:p>
      <text:p text:style-name="P15"><text:span text:style-name="T16"><text:tab/></text:span><text:span text:style-name="T17">Mensagem informando que a compra foi efetuada com sucesso.</text:span>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o Felipe Cardoso</meta:initial-creator>
    <dc:creator>Rodrigo Felipe Cardoso</dc:creator>
    <meta:creation-date>2015-09-11T19:31:00Z</meta:creation-date>
    <dc:date>2015-09-15T21:31:00Z</dc:date>
    <meta:template xlink:href="Normal" xlink:type="simple"/>
    <meta:editing-cycles>4</meta:editing-cycles>
    <meta:editing-duration>PT2820S</meta:editing-duration>
    <meta:document-statistic meta:page-count="1" meta:paragraph-count="1" meta:word-count="101" meta:character-count="646" meta:row-count="4" meta:non-whitespace-character-count="546"/>
  </office:meta>
</office:document-meta>
</file>